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40ef6"/>
    </style:style>
    <style:style style:name="P2" style:family="paragraph" style:parent-style-name="Standard">
      <style:text-properties officeooo:paragraph-rsid="00055bc0"/>
    </style:style>
    <style:style style:name="P3" style:family="paragraph" style:parent-style-name="Standard">
      <style:text-properties officeooo:paragraph-rsid="0005735e"/>
    </style:style>
    <style:style style:name="P4" style:family="paragraph" style:parent-style-name="Standard" style:list-style-name="L1">
      <style:text-properties officeooo:paragraph-rsid="0005735e"/>
    </style:style>
    <style:style style:name="P5" style:family="paragraph" style:parent-style-name="Standard" style:list-style-name="L2">
      <style:text-properties officeooo:paragraph-rsid="00068aa3"/>
    </style:style>
    <style:style style:name="P6" style:family="paragraph" style:parent-style-name="Standard">
      <style:text-properties officeooo:paragraph-rsid="00084b83"/>
    </style:style>
    <style:style style:name="P7" style:family="paragraph" style:parent-style-name="Standard">
      <style:text-properties officeooo:paragraph-rsid="000a0f76"/>
    </style:style>
    <style:style style:name="P8" style:family="paragraph" style:parent-style-name="Standard">
      <style:text-properties officeooo:paragraph-rsid="000b0ca2"/>
    </style:style>
    <style:style style:name="P9" style:family="paragraph" style:parent-style-name="Standard">
      <style:text-properties officeooo:paragraph-rsid="000b308b"/>
    </style:style>
    <style:style style:name="P10" style:family="paragraph" style:parent-style-name="Standard" style:list-style-name="L3">
      <style:text-properties officeooo:paragraph-rsid="000b308b"/>
    </style:style>
    <style:style style:name="P11" style:family="paragraph" style:parent-style-name="Standard">
      <style:text-properties officeooo:paragraph-rsid="000befda"/>
    </style:style>
    <style:style style:name="P12" style:family="paragraph" style:parent-style-name="Standard" style:list-style-name="L5">
      <style:text-properties officeooo:paragraph-rsid="000befda"/>
    </style:style>
    <style:style style:name="P13" style:family="paragraph" style:parent-style-name="Standard" style:list-style-name="L5">
      <style:text-properties officeooo:paragraph-rsid="0013a629"/>
    </style:style>
    <style:style style:name="P14" style:family="paragraph" style:parent-style-name="Standard">
      <style:text-properties officeooo:paragraph-rsid="000d52b4"/>
    </style:style>
    <style:style style:name="P15" style:family="paragraph" style:parent-style-name="Standard">
      <style:text-properties officeooo:paragraph-rsid="001090fa"/>
    </style:style>
    <style:style style:name="P16" style:family="paragraph" style:parent-style-name="Standard">
      <style:text-properties officeooo:paragraph-rsid="001121af"/>
    </style:style>
    <style:style style:name="P17" style:family="paragraph" style:parent-style-name="Standard">
      <style:paragraph-properties fo:break-before="page"/>
      <style:text-properties officeooo:paragraph-rsid="00055bc0"/>
    </style:style>
    <style:style style:name="T1" style:family="text">
      <style:text-properties officeooo:rsid="00040ef6"/>
    </style:style>
    <style:style style:name="T2" style:family="text">
      <style:text-properties officeooo:rsid="00055bc0"/>
    </style:style>
    <style:style style:name="T3" style:family="text">
      <style:text-properties style:text-position="super 58%" officeooo:rsid="00055bc0"/>
    </style:style>
    <style:style style:name="T4" style:family="text">
      <style:text-properties style:text-position="0% 100%" officeooo:rsid="00055bc0"/>
    </style:style>
    <style:style style:name="T5" style:family="text">
      <style:text-properties style:text-position="0% 100%" officeooo:rsid="0005735e"/>
    </style:style>
    <style:style style:name="T6" style:family="text">
      <style:text-properties style:text-position="0% 100%" officeooo:rsid="00068aa3"/>
    </style:style>
    <style:style style:name="T7" style:family="text">
      <style:text-properties style:text-position="0% 100%" officeooo:rsid="00084b83"/>
    </style:style>
    <style:style style:name="T8" style:family="text">
      <style:text-properties style:text-position="0% 100%" officeooo:rsid="000a0f76"/>
    </style:style>
    <style:style style:name="T9" style:family="text">
      <style:text-properties style:text-position="0% 100%" officeooo:rsid="000b0ca2"/>
    </style:style>
    <style:style style:name="T10" style:family="text">
      <style:text-properties style:text-position="0% 100%" officeooo:rsid="000b308b"/>
    </style:style>
    <style:style style:name="T11" style:family="text">
      <style:text-properties style:text-position="0% 100%" officeooo:rsid="000befda"/>
    </style:style>
    <style:style style:name="T12" style:family="text">
      <style:text-properties style:text-position="0% 100%" officeooo:rsid="000d52b4"/>
    </style:style>
    <style:style style:name="T13" style:family="text">
      <style:text-properties style:text-position="0% 100%" officeooo:rsid="001090fa"/>
    </style:style>
    <style:style style:name="T14" style:family="text">
      <style:text-properties style:text-position="0% 100%" officeooo:rsid="001121af"/>
    </style:style>
    <style:style style:name="T15" style:family="text">
      <style:text-properties style:text-position="0% 100%" officeooo:rsid="0011f7a9"/>
    </style:style>
    <style:style style:name="T16" style:family="text">
      <style:text-properties style:text-position="0% 100%" officeooo:rsid="0013a629"/>
    </style:style>
    <style:style style:name="T17" style:family="text">
      <style:text-properties style:text-position="0% 100%" officeooo:rsid="0014db73"/>
    </style:style>
    <style:style style:name="T18" style:family="text">
      <style:text-properties style:text-position="0% 100%" officeooo:rsid="00176dd2"/>
    </style:style>
    <style:style style:name="T19" style:family="text">
      <style:text-properties officeooo:rsid="001090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OLO: Esame di Digital System Design</text:span></text:p>
      <text:p text:style-name="P1"><text:span text:style-name="T1">SOTTOTITOLO: Implementazione di un modulo CRC mittente/destinatario in VHDL</text:span></text:p>
      <text:p text:style-name="P2"><text:span text:style-name="T2">DESIGNER: Costa David &amp; Peraz Giuliano</text:span></text:p>
      <text:p text:style-name="P17"><text:span text:style-name="T2">COSA È IL CRC</text:span></text:p>
      <text:p text:style-name="P2"><text:span text:style-name="T2">CRC (Cyclic Redundancy Code/Check) è un algoritmo di rilevazione degli errori utilizzato spesso nelle trasmissioni dat</text:span><text:span text:style-name="T19">i come ad esempio nell’</text:span><text:span text:style-name="T2">USB, </text:span><text:span text:style-name="T19">ne</text:span><text:span text:style-name="T2">ll’ATM </text:span><text:span text:style-name="T19">o ne</text:span><text:span text:style-name="T2">l GSM.</text:span></text:p>
      <text:p text:style-name="P2"><text:span text:style-name="T2">Il funzionamento si basa sull’invio di un messaggio di M bit ai quali si aggiungono F bit di ridondanza che contengono il codice CRC.</text:span></text:p>
      <text:p text:style-name="P2"><text:span text:style-name="T2">Il messaggio è visto come un polinomio di ordine M tale che ogni bit i-esimo settato rappresenti il coefficiente di x</text:span><text:span text:style-name="T3">i-1</text:span><text:span text:style-name="T4">, ad esempio:<text:line-break/>1 0000 1010 = 1*x^8+0*x^7+0*x^6+..+1*x^3+0*x^2+1*x^1+0*x^0 = x^8+x^3+x^1</text:span></text:p>
      <text:p text:style-name="P2"><text:span text:style-name="T4">L’algoritmo prevede la definizione di un polinomio di ordine F che sarà usato come divisore del messaggio. Tale polinomio deve possedere alcune caratteristiche matematiche particolar</text:span><text:span text:style-name="T5">i</text:span><text:span text:style-name="T4"> e ne esistono molti già standardadizzati da enti </text:span><text:span text:style-name="T5">internazionali come l’ITU. </text:span><text:span text:style-name="T13">Il polinomio non è altro che una sequenza di bit aventi significato analogo a quello del messaggio sopra espresso.</text:span></text:p>
      <text:p text:style-name="P15"><text:span text:style-name="T5"/></text:p>
      <text:p text:style-name="P3"><text:span text:style-name="T5">COME SI CALCOLA IL CRC</text:span></text:p>
      <text:p text:style-name="P3"><text:span text:style-name="T5">Si esegue la divisione del messaggio con il polinomio divisore, alla fine della quale si avrà risultato e resto, si scarta il risultato e si salva il resto della divisione negli F bit del codice. </text:span><text:span text:style-name="T7">Gli F bit saranno poi inseriti in coda agli M bit del messaggio per ottenere l’intero messaggio da inviare.</text:span></text:p>
      <text:p text:style-name="P3"><text:span text:style-name="T5">[immagine esplicativa tratta spudoratamente da Wiki]</text:span></text:p>
      <text:p text:style-name="P15"><text:span text:style-name="T13">Al termine della trasmissione di messaggio + CRC il destinatario potrà verificare la correttezza dividendo ciò che ha ricevuto per lo stesso polinomio divisore del mittente, se il resto sarà nullo allora significherà che il messaggio è stato trasmesso e ricevuto correttamente.</text:span></text:p>
      <text:p text:style-name="P3"><text:span text:style-name="T5"/></text:p>
      <text:p text:style-name="P3"><text:span text:style-name="T5">COSA È STATO IMPLEMENTATO</text:span></text:p>
      <text:p text:style-name="P6"><text:span text:style-name="T5">Noi abbiamo implementato un modulo CRC mittente/destinatario sincrono, cioè un componente hardware capace di funzionare sia come mittente di messaggio + CRC sia come destinatario in grado di verificare se il messaggio è giunto a destinazione senza alcun errore.</text:span></text:p>
      <text:p text:style-name="P16"><text:span text:style-name="T14">In base alle specifiche fornite abbiamo impostato M = 56 bit e F = 8 bit per un totale </text:span><text:span text:style-name="T15">T=</text:span><text:span text:style-name="T14"> 64 bit di messaggio da trasmettere o da ricevere.</text:span></text:p>
      <text:p text:style-name="P6"><text:span text:style-name="T7">Il mittente riceve in input una sequenza di 56 bit che inizia a trasmettere dopo </text:span><text:span text:style-name="T14">8</text:span><text:span text:style-name="T7"> cicli di clock e nel mentre è calcolato il CRC da inserire in coda al messaggio di output.</text:span></text:p>
      <text:p text:style-name="P6"><text:span text:style-name="T7">Il destinatario riceve in ingresso un messaggio di 64 bit del quale deve calcolare il CRC. In output è replicato il messaggio ricevuto in ingresso ma gli ultimi </text:span><text:span text:style-name="T14">8</text:span><text:span text:style-name="T7"> bit segnalano l’effettiva correttezza del messaggio ricevuto. Noi abbiamo impostato che gli ultimi </text:span><text:span text:style-name="T14">8</text:span><text:span text:style-name="T7"> bit siano uguali a 0 se il messaggio ricevuto è corretto. </text:span><text:span text:style-name="T14">Questo per poter sfruttare la capacità di rivelazione dell’errore da parte dell’algoritmo CRC senza dover aggiungere ulteriori moduli che potessero complicare il design.</text:span></text:p>
      <text:p text:style-name="P6"><text:span text:style-name="T5">Il chip ha il seguente layout:</text:span></text:p>
      <text:p text:style-name="P3"><text:span text:style-name="T5">[Immagine di layout esterno di CRC_top]</text:span></text:p>
      <text:p text:style-name="P3"><text:span text:style-name="T5">Descrizione dei segnali:</text:span></text:p>
      <text:list xml:id="list961482617" text:style-name="L1">
        <text:list-item>
          <text:p text:style-name="P4"><text:span text:style-name="T5">md : indica al chip se funzionare come mittente o come destinatario;</text:span></text:p>
        </text:list-item>
        <text:list-item>
          <text:p text:style-name="P4"><text:span text:style-name="T5">line_in : descrizione ovvia;</text:span></text:p>
        </text:list-item>
        <text:list-item>
          <text:p text:style-name="P4"><text:span text:style-name="T5">clock : descrizione ovvia;</text:span></text:p>
        </text:list-item>
        <text:list-item>
          <text:p text:style-name="P4"><text:span text:style-name="T5">reset : descrizione ovvia;</text:span></text:p>
        </text:list-item>
        <text:list-item>
          <text:p text:style-name="P4"><text:span text:style-name="T5">line_out : descrizione ovvia;</text:span></text:p>
        </text:list-item>
        <text:list-item>
          <text:p text:style-name="P4"><text:span text:style-name="T5">busy : indica quando il circuito è impegnato a </text:span><text:span text:style-name="T18">spedire</text:span><text:span text:style-name="T5"> il CRC e quindi non considera i valori in input come valori </text:span><text:span text:style-name="T18">significativi</text:span><text:span text:style-name="T5">.</text:span></text:p>
        </text:list-item>
      </text:list>
      <text:p text:style-name="P3"><text:span text:style-name="T5"/></text:p>
      <text:p text:style-name="P3"><text:span text:style-name="T5">COME È STATO IMPLEMENTATO</text:span></text:p>
      <text:p text:style-name="P3"><text:span text:style-name="T5">La descrizione del circuito è la seguente:</text:span></text:p>
      <text:p text:style-name="P3"><text:span text:style-name="T5">[immagine del diagramma a blocchi]</text:span></text:p>
      <text:p text:style-name="P3"><text:span text:style-name="T5">DESCRIZIONE DEI BLOCCHI:</text:span></text:p>
      <text:list xml:id="list1179439023" text:style-name="L2">
        <text:list-item>
          <text:p text:style-name="P5"><text:span text:style-name="T6">SHIFT_REGISTER: serve principalmente per sincronizzare l’uscita e per ritardare di F cicli di clock l’uscita in modo da spedire </text:span><text:span text:style-name="T17">tutti i 64 bit insieme, sia che esso sia mittente o </text:span><text:soft-page-break/><text:span text:style-name="T17">destinatario</text:span><text:span text:style-name="T6">.</text:span></text:p>
        </text:list-item>
        <text:list-item>
          <text:p text:style-name="P5"><text:span text:style-name="T6">CRC_LOGIC: è uno shift register con </text:span><text:span text:style-name="T17">la possibilità di abilitare la </text:span><text:span text:style-name="T6">funzione di calcolo del CRC mediante il segnale di enable;</text:span></text:p>
        </text:list-item>
        <text:list-item>
          <text:p text:style-name="P5"><text:span text:style-name="T6">CRC_CONTROLLER: abilita il calcolo del codice CRC, abilita o meno la ricezione dell’input, controlla quale sia l</text:span><text:span text:style-name="T17">a parte di messaggio</text:span><text:span text:style-name="T6"> da spedire (se messaggio o CRC);</text:span></text:p>
        </text:list-item>
        <text:list-item>
          <text:p text:style-name="P5"><text:span text:style-name="T6">MULTIPLEXER: multiplexa l’uscita tra messaggio e CRC;</text:span></text:p>
        </text:list-item>
        <text:list-item>
          <text:p text:style-name="P5"><text:span text:style-name="T6">MD_ENABLE: imposta il comportamento della logica come mittente o come destinatario.</text:span></text:p>
          <text:p text:style-name="P5"><text:span text:style-name="T6"/></text:p>
        </text:list-item>
      </text:list>
      <text:p text:style-name="P11"><text:span text:style-name="T11">MOTIVAZIONE DELL’IMPLEMENTAZIONE</text:span></text:p>
      <text:p text:style-name="P11"><text:span text:style-name="T11">La architettura scelta è quella che meglio si adatta ad esigenze:</text:span></text:p>
      <text:list xml:id="list835272021" text:style-name="L5">
        <text:list-item>
          <text:p text:style-name="P12"><text:span text:style-name="T11">prestazionali: impiega pochi cicli di clock p</text:span><text:span text:style-name="T16">rima di</text:span><text:span text:style-name="T11"> inviare l’intero messaggio.</text:span></text:p>
        </text:list-item>
        <text:list-item>
          <text:p text:style-name="P12"><text:span text:style-name="T11">occupazione di area: gli elementi sono stati pensati e implementati avendo in mente la minore occupazione di area possibile per il chip anche grazie a un design che permette il riutilizzo dei moduli per fungere sia da logica di calcolo, sia da celle di memoria;</text:span></text:p>
        </text:list-item>
        <text:list-item>
          <text:p text:style-name="P13"><text:span text:style-name="T11">riutilizzo della proprietà intellettuale: sono stati creati moduli generici </text:span><text:span text:style-name="T16">quali</text:span><text:span text:style-name="T11"> il CRC_LOGIC e il CRC_CONTROLLER che possono essere usati <text:s/>per altri progetti;</text:span></text:p>
        </text:list-item>
        <text:list-item>
          <text:p text:style-name="P12"><text:span text:style-name="T11">manutenzione: il codice VHDL è stato scritto per essere il più chiaro possibile in modo che chiunque possa essere in grado di leggerlo senza difficoltà.</text:span></text:p>
          <text:p text:style-name="P12"><text:span text:style-name="T11"/></text:p>
        </text:list-item>
      </text:list>
      <text:p text:style-name="P6"><text:span text:style-name="T7">IMPLEMENTAZIONE DEI BLOCCHI:</text:span></text:p>
      <text:p text:style-name="P6"><text:span text:style-name="T7">SHIFT_REGISTER:<text:line-break/>[immagine di uno shift register presa a caso su eternit]</text:span></text:p>
      <text:p text:style-name="P6"><text:span text:style-name="T7">È stato scelto uno shift register perché permette di temporizzare l’uscita con il clock e perché è stato necessario inserire un ritardo di F cicli di clock per il calcolo del CRC. Tale ritardo deve essere presente nel funzionamento come mittente per la corretta spedizione di M+F bit ed è necessario se si vuole calcolare la correttezza del messaggio quando il chip è un destinatario.</text:span></text:p>
      <text:p text:style-name="P6"><text:span text:style-name="T7"/></text:p>
      <text:p text:style-name="P6"><text:span text:style-name="T7">CRC_LOGIC:</text:span></text:p>
      <text:p text:style-name="P14"><text:span text:style-name="T7">[DIAGRAMMA A BLOCCHI CRC_LOGIC][DIAGRAMMA DO_XOR]</text:span><text:span text:style-name="T12">[TRUTH TABLE DI DO_XOR]</text:span></text:p>
      <text:p text:style-name="P7"><text:span text:style-name="T8">Il modulo che implementa la logica non è che uno shift register con la possibilità di inserire le celle DO_XOR tra un flip flop e l’altro in modo da calcolare il CRC secondo la documentazione preesistente. Il modulo è stato creato in maniera tale da essere configurabile grazie all’uso di generic, rimandiamo al codice VHDL per i dettagli.</text:span></text:p>
      <text:p text:style-name="P8"><text:span text:style-name="T9">Nel nostro caso il modulo implementa la divisione polinomiale tra il messaggio e il polinomio dato dalle specifiche (x^8+x^4+x^2+1). All’inizio della ricezione del messaggio il modulo è resettato in modo da eliminare elementi di disturbo che potrebbero essere presenti nelle celle di memoria. Questo comportamento è stato introdotto per precauzione poiché il chip non dovrebbe avere bit settati nel registro in quanto lo shifting si effettua impostando l’input del registro </text:span><text:span text:style-name="T10">uguale a zero</text:span><text:span text:style-name="T9">.</text:span></text:p>
      <text:p text:style-name="P8"><text:span text:style-name="T9"/></text:p>
      <text:p text:style-name="P8"><text:span text:style-name="T9">CRC_CONTROLLER:</text:span></text:p>
      <text:p text:style-name="P8"><text:span text:style-name="T9">[DIAGRAMMA A BLOCCHI CRC_CONTROLLER]</text:span></text:p>
      <text:p text:style-name="P9"><text:span text:style-name="T9">Essenzialmente è un contatore generico che conta i cicli di clock e fornisce in output una uscita che rimane alta per un numero di cicli di clock configurabile. </text:span><text:span text:style-name="T10">Il segnale di uscita del modulo</text:span><text:span text:style-name="T9"> è ciò che determina:</text:span></text:p>
      <text:list xml:id="list1828997458" text:style-name="L3">
        <text:list-item>
          <text:p text:style-name="P10"><text:span text:style-name="T10">quando si multiplexa l’uscita tra input e uscita del CRC_LOGIC;</text:span></text:p>
        </text:list-item>
        <text:list-item>
          <text:p text:style-name="P10"><text:span text:style-name="T10">quando si ignora l’input perché è in corso la trasmissione degli F bit del CRC;</text:span></text:p>
        </text:list-item>
        <text:list-item>
          <text:p text:style-name="P10"><text:span text:style-name="T10">quando si disabilita il calcolo del CRC </text:span><text:span text:style-name="T12">per inviare i bit del codice.</text:span></text:p>
        </text:list-item>
      </text:list>
      <text:p text:style-name="P6"><text:span text:style-name="T7"/></text:p>
      <text:p text:style-name="P14"><text:span text:style-name="T12">MULTIPLEXER:</text:span></text:p>
      <text:p text:style-name="P14"><text:span text:style-name="T12">[DIAGRAMMA DEL MULTIPLEXER]</text:span></text:p>
      <text:p text:style-name="P14"><text:soft-page-break/><text:span text:style-name="T12">Semplice multiplexer al cui segnale di controllo dell’output si connette il segnale uscente dal CRC_CONTROLLER in modo da inviare il CRC verso l’output del modulo.</text:span></text:p>
      <text:p text:style-name="P14"><text:span text:style-name="T12"/></text:p>
      <text:p text:style-name="P14"><text:span text:style-name="T12">MD_ENABLE:</text:span></text:p>
      <text:p text:style-name="P14"><text:span text:style-name="T12">[DIAGRAMMA LOGICA MD_ENABLE][TRUTH TABLE DEL MODULO]</text:span></text:p>
      <text:p text:style-name="P14"><text:span text:style-name="T12">Controlla che il segnale di CRC_CONTROLLER non interrompa l’input durante il funzionamento in modalità destinatario.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39:57</meta:creation-date>
    <dc:date>2013-01-03T17:24:20</dc:date>
    <meta:editing-duration>PT7H27M37S</meta:editing-duration>
    <meta:editing-cycles>11</meta:editing-cycles>
    <meta:generator>LibreOffice/3.6$Linux_X86_64 LibreOffice_project/360m1$Build-2</meta:generator>
    <meta:document-statistic meta:table-count="0" meta:image-count="0" meta:object-count="0" meta:page-count="4" meta:paragraph-count="60" meta:word-count="1114" meta:character-count="6944" meta:non-whitespace-character-count="5907"/>
  </office:meta>
</office:document-meta>
</file>